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e7c" officeooo:paragraph-rsid="0003de7c"/>
    </style:style>
    <style:style style:name="P2" style:family="paragraph" style:parent-style-name="Standard">
      <style:text-properties officeooo:rsid="0003de7c" officeooo:paragraph-rsid="0005fb8a"/>
    </style:style>
    <style:style style:name="P3" style:family="paragraph" style:parent-style-name="Standard">
      <style:text-properties officeooo:rsid="0003de7c" officeooo:paragraph-rsid="0006bb7b"/>
    </style:style>
    <style:style style:name="P4" style:family="paragraph" style:parent-style-name="Standard">
      <style:text-properties officeooo:rsid="00072323" officeooo:paragraph-rsid="00072323"/>
    </style:style>
    <style:style style:name="P5" style:family="paragraph" style:parent-style-name="Standard">
      <style:text-properties fo:font-weight="bold" officeooo:rsid="0005fb8a" officeooo:paragraph-rsid="0005fb8a" style:font-weight-asian="bold" style:font-weight-complex="bold"/>
    </style:style>
    <style:style style:name="P6" style:family="paragraph" style:parent-style-name="Standard">
      <style:text-properties fo:font-weight="bold" officeooo:rsid="0006bb7b" officeooo:paragraph-rsid="0006bb7b" style:font-weight-asian="bold" style:font-weight-complex="bold"/>
    </style:style>
    <style:style style:name="P7" style:family="paragraph" style:parent-style-name="Standard">
      <style:text-properties fo:font-weight="bold" officeooo:rsid="00072323" officeooo:paragraph-rsid="00072323" style:font-weight-asian="bold" style:font-weight-complex="bold"/>
    </style:style>
    <style:style style:name="P8" style:family="paragraph" style:parent-style-name="Standard">
      <style:text-properties fo:font-weight="bold" officeooo:rsid="001534cb" officeooo:paragraph-rsid="001534cb" style:font-weight-asian="bold" style:font-weight-complex="bold"/>
    </style:style>
    <style:style style:name="P9" style:family="paragraph" style:parent-style-name="Standard">
      <style:text-properties fo:font-weight="bold" officeooo:rsid="00197cd0" officeooo:paragraph-rsid="001bd5fe" style:font-weight-asian="bold" style:font-weight-complex="bold"/>
    </style:style>
    <style:style style:name="P10" style:family="paragraph" style:parent-style-name="Standard">
      <style:text-properties fo:font-weight="bold" officeooo:rsid="001c9514" officeooo:paragraph-rsid="001c9514" style:font-weight-asian="bold" style:font-weight-complex="bold"/>
    </style:style>
    <style:style style:name="P11" style:family="paragraph" style:parent-style-name="Standard">
      <style:text-properties fo:font-weight="bold" officeooo:rsid="0024fb11" officeooo:paragraph-rsid="0024fb11" style:font-weight-asian="bold" style:font-weight-complex="bold"/>
    </style:style>
    <style:style style:name="P12" style:family="paragraph" style:parent-style-name="Standard">
      <style:text-properties fo:font-weight="bold" officeooo:rsid="00272bbb" officeooo:paragraph-rsid="00272bbb" style:font-weight-asian="bold" style:font-weight-complex="bold"/>
    </style:style>
    <style:style style:name="P13" style:family="paragraph" style:parent-style-name="Standard">
      <style:text-properties fo:font-weight="bold" officeooo:rsid="0028f72a" officeooo:paragraph-rsid="004186f6" style:font-weight-asian="bold" style:font-weight-complex="bold"/>
    </style:style>
    <style:style style:name="P14" style:family="paragraph" style:parent-style-name="Standard">
      <style:text-properties fo:font-weight="bold" officeooo:rsid="0028f72a" officeooo:paragraph-rsid="006cf6bc" style:font-weight-asian="bold" style:font-weight-complex="bold"/>
    </style:style>
    <style:style style:name="P15" style:family="paragraph" style:parent-style-name="Standard">
      <style:text-properties fo:font-weight="bold" officeooo:rsid="0003de7c" officeooo:paragraph-rsid="0003de7c" style:font-weight-asian="bold" style:font-weight-complex="bold"/>
    </style:style>
    <style:style style:name="P16" style:family="paragraph" style:parent-style-name="Standard">
      <style:text-properties officeooo:rsid="001534cb" officeooo:paragraph-rsid="001534cb"/>
    </style:style>
    <style:style style:name="P17" style:family="paragraph" style:parent-style-name="Standard">
      <style:text-properties officeooo:rsid="00179344" officeooo:paragraph-rsid="00179344"/>
    </style:style>
    <style:style style:name="P18" style:family="paragraph" style:parent-style-name="Standard">
      <style:text-properties fo:font-weight="normal" officeooo:rsid="00469c08" officeooo:paragraph-rsid="00469c08" style:font-weight-asian="normal" style:font-weight-complex="normal"/>
    </style:style>
    <style:style style:name="P19" style:family="paragraph" style:parent-style-name="Standard">
      <style:text-properties fo:font-weight="normal" officeooo:rsid="005fa0a2" officeooo:paragraph-rsid="005fa0a2" style:font-weight-asian="normal" style:font-weight-complex="normal"/>
    </style:style>
    <style:style style:name="T1" style:family="text">
      <style:text-properties officeooo:rsid="0005a01f"/>
    </style:style>
    <style:style style:name="T2" style:family="text">
      <style:text-properties officeooo:rsid="0005fb8a"/>
    </style:style>
    <style:style style:name="T3" style:family="text">
      <style:text-properties officeooo:rsid="000601e1"/>
    </style:style>
    <style:style style:name="T4" style:family="text">
      <style:text-properties officeooo:rsid="00072323"/>
    </style:style>
    <style:style style:name="T5" style:family="text">
      <style:text-properties officeooo:rsid="000945b9"/>
    </style:style>
    <style:style style:name="T6" style:family="text">
      <style:text-properties officeooo:rsid="00095a70"/>
    </style:style>
    <style:style style:name="T7" style:family="text">
      <style:text-properties officeooo:rsid="000ad2c6"/>
    </style:style>
    <style:style style:name="T8" style:family="text">
      <style:text-properties officeooo:rsid="000c4962"/>
    </style:style>
    <style:style style:name="T9" style:family="text">
      <style:text-properties officeooo:rsid="000cf85f"/>
    </style:style>
    <style:style style:name="T10" style:family="text">
      <style:text-properties officeooo:rsid="000eb90c"/>
    </style:style>
    <style:style style:name="T11" style:family="text">
      <style:text-properties officeooo:rsid="000f481f"/>
    </style:style>
    <style:style style:name="T12" style:family="text">
      <style:text-properties officeooo:rsid="00101e48"/>
    </style:style>
    <style:style style:name="T13" style:family="text">
      <style:text-properties officeooo:rsid="0011f40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a01f" style:font-weight-asian="bold" style:font-weight-complex="bold"/>
    </style:style>
    <style:style style:name="T16" style:family="text">
      <style:text-properties fo:font-weight="bold" officeooo:rsid="00197cd0" style:font-weight-asian="bold" style:font-weight-complex="bold"/>
    </style:style>
    <style:style style:name="T17" style:family="text">
      <style:text-properties officeooo:rsid="001333b8"/>
    </style:style>
    <style:style style:name="T18" style:family="text">
      <style:text-properties officeooo:rsid="0014b93a"/>
    </style:style>
    <style:style style:name="T19" style:family="text">
      <style:text-properties officeooo:rsid="00171660"/>
    </style:style>
    <style:style style:name="T20" style:family="text">
      <style:text-properties officeooo:rsid="00197cd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7cd0" style:font-weight-asian="normal" style:font-weight-complex="normal"/>
    </style:style>
    <style:style style:name="T23" style:family="text">
      <style:text-properties fo:font-weight="normal" officeooo:rsid="001addd9" style:font-weight-asian="normal" style:font-weight-complex="normal"/>
    </style:style>
    <style:style style:name="T24" style:family="text">
      <style:text-properties fo:font-weight="normal" officeooo:rsid="00209c7e" style:font-weight-asian="normal" style:font-weight-complex="normal"/>
    </style:style>
    <style:style style:name="T25" style:family="text">
      <style:text-properties fo:font-weight="normal" officeooo:rsid="00233969" style:font-weight-asian="normal" style:font-weight-complex="normal"/>
    </style:style>
    <style:style style:name="T26" style:family="text">
      <style:text-properties fo:font-weight="normal" officeooo:rsid="0026a1dd" style:font-weight-asian="normal" style:font-weight-complex="normal"/>
    </style:style>
    <style:style style:name="T27" style:family="text">
      <style:text-properties fo:font-weight="normal" officeooo:rsid="0028f72a" style:font-weight-asian="normal" style:font-weight-complex="normal"/>
    </style:style>
    <style:style style:name="T28" style:family="text">
      <style:text-properties fo:font-weight="normal" officeooo:rsid="002ef20e" style:font-weight-asian="normal" style:font-weight-complex="normal"/>
    </style:style>
    <style:style style:name="T29" style:family="text">
      <style:text-properties fo:font-weight="normal" officeooo:rsid="0034d13a" style:font-weight-asian="normal" style:font-weight-complex="normal"/>
    </style:style>
    <style:style style:name="T30" style:family="text">
      <style:text-properties fo:font-weight="normal" officeooo:rsid="00381985" style:font-weight-asian="normal" style:font-weight-complex="normal"/>
    </style:style>
    <style:style style:name="T31" style:family="text">
      <style:text-properties fo:font-weight="normal" officeooo:rsid="00398af7" style:font-weight-asian="normal" style:font-weight-complex="normal"/>
    </style:style>
    <style:style style:name="T32" style:family="text">
      <style:text-properties fo:font-weight="normal" officeooo:rsid="004f567c" style:font-weight-asian="normal" style:font-weight-complex="normal"/>
    </style:style>
    <style:style style:name="T33" style:family="text">
      <style:text-properties fo:font-weight="normal" officeooo:rsid="0061528c" style:font-weight-asian="normal" style:font-weight-complex="normal"/>
    </style:style>
    <style:style style:name="T34" style:family="text">
      <style:text-properties fo:font-weight="normal" officeooo:rsid="00627016" style:font-weight-asian="normal" style:font-weight-complex="normal"/>
    </style:style>
    <style:style style:name="T35" style:family="text">
      <style:text-properties fo:font-weight="normal" officeooo:rsid="0063cb1d" style:font-weight-asian="normal" style:font-weight-complex="normal"/>
    </style:style>
    <style:style style:name="T36" style:family="text">
      <style:text-properties fo:font-weight="normal" officeooo:rsid="0064b15c" style:font-weight-asian="normal" style:font-weight-complex="normal"/>
    </style:style>
    <style:style style:name="T37" style:family="text">
      <style:text-properties fo:font-weight="normal" officeooo:rsid="0065ed42" style:font-weight-asian="normal" style:font-weight-complex="normal"/>
    </style:style>
    <style:style style:name="T38" style:family="text">
      <style:text-properties fo:font-weight="normal" officeooo:rsid="00677d91" style:font-weight-asian="normal" style:font-weight-complex="normal"/>
    </style:style>
    <style:style style:name="T39" style:family="text">
      <style:text-properties fo:font-weight="normal" officeooo:rsid="006a993a" style:font-weight-asian="normal" style:font-weight-complex="normal"/>
    </style:style>
    <style:style style:name="T40" style:family="text">
      <style:text-properties fo:font-weight="normal" officeooo:rsid="006cf6bc" style:font-weight-asian="normal" style:font-weight-complex="normal"/>
    </style:style>
    <style:style style:name="T41" style:family="text">
      <style:text-properties fo:font-weight="normal" officeooo:rsid="006dacb4" style:font-weight-asian="normal" style:font-weight-complex="normal"/>
    </style:style>
    <style:style style:name="T42" style:family="text">
      <style:text-properties fo:font-weight="normal" officeooo:rsid="006f81a1" style:font-weight-asian="normal" style:font-weight-complex="normal"/>
    </style:style>
    <style:style style:name="T43" style:family="text">
      <style:text-properties officeooo:rsid="001addd9"/>
    </style:style>
    <style:style style:name="T44" style:family="text">
      <style:text-properties officeooo:rsid="001cf18d"/>
    </style:style>
    <style:style style:name="T45" style:family="text">
      <style:text-properties officeooo:rsid="001d9b10"/>
    </style:style>
    <style:style style:name="T46" style:family="text">
      <style:text-properties officeooo:rsid="001f1b0e"/>
    </style:style>
    <style:style style:name="T47" style:family="text">
      <style:text-properties officeooo:rsid="00209c7e"/>
    </style:style>
    <style:style style:name="T48" style:family="text">
      <style:text-properties officeooo:rsid="00233969"/>
    </style:style>
    <style:style style:name="T49" style:family="text">
      <style:text-properties officeooo:rsid="0034d13a"/>
    </style:style>
    <style:style style:name="T50" style:family="text">
      <style:text-properties officeooo:rsid="003b74df"/>
    </style:style>
    <style:style style:name="T51" style:family="text">
      <style:text-properties officeooo:rsid="003ccb49"/>
    </style:style>
    <style:style style:name="T52" style:family="text">
      <style:text-properties officeooo:rsid="003e657c"/>
    </style:style>
    <style:style style:name="T53" style:family="text">
      <style:text-properties officeooo:rsid="004186f6"/>
    </style:style>
    <style:style style:name="T54" style:family="text">
      <style:text-properties officeooo:rsid="0042c389"/>
    </style:style>
    <style:style style:name="T55" style:family="text">
      <style:text-properties officeooo:rsid="00447674"/>
    </style:style>
    <style:style style:name="T56" style:family="text">
      <style:text-properties officeooo:rsid="00482706"/>
    </style:style>
    <style:style style:name="T57" style:family="text">
      <style:text-properties officeooo:rsid="004900ac"/>
    </style:style>
    <style:style style:name="T58" style:family="text">
      <style:text-properties officeooo:rsid="0049aa89"/>
    </style:style>
    <style:style style:name="T59" style:family="text">
      <style:text-properties officeooo:rsid="004b2296"/>
    </style:style>
    <style:style style:name="T60" style:family="text">
      <style:text-properties officeooo:rsid="004cf514"/>
    </style:style>
    <style:style style:name="T61" style:family="text">
      <style:text-properties officeooo:rsid="004ebe32"/>
    </style:style>
    <style:style style:name="T62" style:family="text">
      <style:text-properties officeooo:rsid="0050a435"/>
    </style:style>
    <style:style style:name="T63" style:family="text">
      <style:text-properties officeooo:rsid="00525bc7"/>
    </style:style>
    <style:style style:name="T64" style:family="text">
      <style:text-properties officeooo:rsid="0055e6df"/>
    </style:style>
    <style:style style:name="T65" style:family="text">
      <style:text-properties officeooo:rsid="0056ebb1"/>
    </style:style>
    <style:style style:name="T66" style:family="text">
      <style:text-properties officeooo:rsid="0057e327"/>
    </style:style>
    <style:style style:name="T67" style:family="text">
      <style:text-properties officeooo:rsid="00595212"/>
    </style:style>
    <style:style style:name="T68" style:family="text">
      <style:text-properties officeooo:rsid="005bb65b"/>
    </style:style>
    <style:style style:name="T69" style:family="text">
      <style:text-properties officeooo:rsid="005c12ab"/>
    </style:style>
    <style:style style:name="T70" style:family="text">
      <style:text-properties officeooo:rsid="005c66ca"/>
    </style:style>
    <style:style style:name="T71" style:family="text">
      <style:text-properties officeooo:rsid="005d7106"/>
    </style:style>
    <style:style style:name="T72" style:family="text">
      <style:text-properties officeooo:rsid="005e0270"/>
    </style:style>
    <style:style style:name="T73" style:family="text">
      <style:text-properties officeooo:rsid="005f2362"/>
    </style:style>
    <style:style style:name="T74" style:family="text">
      <style:text-properties officeooo:rsid="0067907c"/>
    </style:style>
    <style:style style:name="T75" style:family="text">
      <style:text-properties officeooo:rsid="00685f3b"/>
    </style:style>
    <style:style style:name="T76" style:family="text">
      <style:text-properties officeooo:rsid="0069cfd0"/>
    </style:style>
    <style:style style:name="T77" style:family="text">
      <style:text-properties officeooo:rsid="006ba111"/>
    </style:style>
    <style:style style:name="T78" style:family="text">
      <style:text-properties officeooo:rsid="006cf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rukcja gry „Monopoly UWr”</text:p>
      <text:p text:style-name="P1"/>
      <text:p text:style-name="P1"><text:span text:style-name="T14">1. </text:span><text:span text:style-name="T15">Informacje ogólne</text:span><text:span text:style-name="T1"><text:line-break/></text:span>Gra przeznaczona jest dla 2-4 graczy. <text:span text:style-name="T5">Mogą nimi być również zawarte w grze boty.</text:span> Celem jest z<text:span text:style-name="T7">apisanie się i zaliczenie przedmiotów w czterech zakładach</text:span> lub doprowadzenie pozostałych graczy do <text:span text:style-name="T7">utraty wszystkich punktów.</text:span> <text:line-break/></text:p>
      <text:p text:style-name="P5">2. <text:s/>Rozgrywka</text:p>
      <text:p text:style-name="P2">Każdy gracz porusza się po planszy <text:span text:style-name="T64">zgodnie z ruchem </text:span>wskazówek zegara. To, o ile gracz może się poruszyć w danej rundzie jest ustalane poprzez rzut <text:span text:style-name="T65">dwiema </text:span>kostk<text:span text:style-name="T66">ami</text:span>. <text:span text:style-name="T76">Jeśli wypadnie nam tzw. dublet, czyli takie same wartości na obu kostkach, np. 5 i 5, wtedy idziemy na wskazane przez kostki pole i rzucamy ponownie. Po wyrzuceniu dubletu trzy razy pod rząd w tej samej turze, idziemy na pole „naprawa komputera”. </text:span><text:span text:style-name="T4">Po stanięciu na danym polu gracz wykonuje czynności związane z jego specyfiką, </text:span><text:span text:style-name="T50">określoną w punkci</text:span><text:span text:style-name="T51">e</text:span><text:span text:style-name="T50"> 4.<text:line-break/></text:span></text:p>
      <text:p text:style-name="P6">3. Waluta</text:p>
      <text:p text:style-name="P3"><text:span text:style-name="T2">Każdy gracz dostaje na starcie </text:span><text:span text:style-name="T67">3</text:span><text:span text:style-name="T2">00 </text:span><text:span text:style-name="T3">punktów</text:span><text:span text:style-name="T2"> ECTS.</text:span></text:p>
      <text:p text:style-name="P3"/>
      <text:p text:style-name="P7">4. Plansza</text:p>
      <text:p text:style-name="P4">Plansza składa się z 36 pól. Wyróżniamy wśród nich:</text:p>
      <text:p text:style-name="P16"><text:span text:style-name="T14">a)</text:span> <text:span text:style-name="T14">START </text:span>– tutaj zaczyna się rozgrywka. <text:span text:style-name="T19">Po każdym przejściu przez to pole, dostajemy dodatkowe </text:span><text:span text:style-name="T68">5</text:span><text:span text:style-name="T19">0 ECTS.</text:span></text:p>
      <text:p text:style-name="P17"><text:span text:style-name="T14">b) zakłady</text:span> – jest ich 8. Każdy zakład składa się z <text:span text:style-name="T69">dwóch lub</text:span> trzech pól przedmiotów, <text:span text:style-name="T45">oznaczo</text:span><text:span text:style-name="T52">n</text:span><text:span text:style-name="T45">ych tym samym </text:span><text:span text:style-name="T46">kolorem. </text:span></text:p>
      <text:p text:style-name="P4"><text:span text:style-name="T16">c</text:span><text:span text:style-name="T14">) pola przedmiotów</text:span> – <text:span text:style-name="T44">są 2</text:span><text:span text:style-name="T70">2</text:span><text:span text:style-name="T44"> takie pola, oznaczone kolorowym paskiem. </text:span>każde takie pole reprezentuje jeden z wykładanych <text:span text:style-name="T71">w </text:span>naszym instytucie przedmiotów. Możemy <text:span text:style-name="T8">zapisać się na niego</text:span> poprzez <text:span text:style-name="T6">oddanie punktów ECTS </text:span><text:span text:style-name="T7">w ilości </text:span><text:span text:style-name="T6">przypisa</text:span><text:span text:style-name="T7">nej</text:span><text:span text:style-name="T6"> do danego pola </text:span><text:span text:style-name="T54">(oczywiście jeśli mamy na to środki)</text:span><text:span text:style-name="T6">.</text:span><text:span text:style-name="T7"> </text:span><text:span text:style-name="T9">Aby zaliczyć dany przedmiot, musimy </text:span><text:span text:style-name="T12">napisać </text:span><text:span text:style-name="T9">z niego </text:span><text:span text:style-name="T10">odpowiednio </text:span><text:span text:style-name="T9">kartkówk</text:span><text:span text:style-name="T12">ę</text:span><text:span text:style-name="T9">, kolokwi</text:span><text:span text:style-name="T12">um</text:span><text:span text:style-name="T9"> i egzamin – każda taka operacja kosztuje pewną przypisaną ilość ECTS. </text:span><text:span text:style-name="T77">Prace pisemne można pisać jedynie na przedmiocie, na który jesteśmy zapisani. </text:span><text:span text:style-name="T10">Przedmiot uznajemy </text:span><text:span text:style-name="T11">za zaliczony, jeśli napisaliśmy z niego egzamin. </text:span><text:span text:style-name="T13">Uwaga – za jednym razem można wykonać tylko jedną z tych czynności. </text:span><text:span text:style-name="T11"><text:s/></text:span><text:span text:style-name="T17">Jeśli staniemy na przedmiocie, na który zapisał się już ktoś inny, </text:span><text:span text:style-name="T18">oddajemy tej osobie ilość ECTS przypisaną do danego pola. M</text:span><text:span text:style-name="T17">ożemy </text:span><text:span text:style-name="T18">również</text:span><text:span text:style-name="T17"> zastąpić </text:span><text:span text:style-name="T18">aktualnego posiadacza pola</text:span><text:span text:style-name="T17"> – kosztuje to tyle, ile wynosi aktualna wartość pola, powiększona o </text:span><text:span text:style-name="T72">100%</text:span><text:span text:style-name="T17">. </text:span><text:span text:style-name="T73">Uwaga – nowy zapisany na przedmiot zaczyna go od początku – musi sam od początku napisać wszystkie prace pisemne. </text:span><text:span text:style-name="T17"><text:s/></text:span></text:p>
      <text:p text:style-name="P8"><text:span text:style-name="T20">d</text:span>) <text:span text:style-name="T20">małe grzybki –</text:span><text:span text:style-name="T22"> </text:span><text:span text:style-name="T33">jest jedno takie pole</text:span><text:span text:style-name="T22">. Stanięcie na nim skutkuje utratą </text:span><text:span text:style-name="T32">1</text:span><text:span text:style-name="T22">5 punktów ECTS</text:span></text:p>
      <text:p text:style-name="P9">e) duże grzyby <text:span text:style-name="T21">– </text:span><text:span text:style-name="T34">jest jedno </text:span><text:span text:style-name="T35">taki</text:span><text:span text:style-name="T36">e</text:span><text:span text:style-name="T34"> pole</text:span><text:span text:style-name="T23">. Stanięcie na nim skutkuje utratą </text:span><text:span text:style-name="T32">30</text:span><text:span text:style-name="T23"> punktów ECTS.</text:span></text:p>
      <text:p text:style-name="P10"><text:span text:style-name="T43">f</text:span>) szansa<text:span text:style-name="T21"> – </text:span><text:span text:style-name="T24">jest </text:span><text:span text:style-name="T42">6 </text:span><text:span text:style-name="T24">takich pól, oznaczonych </text:span><text:span text:style-name="T47">?</text:span><text:span text:style-name="T24">. Po stanięciu na nim losuje się karta, która wskazuje, jaka akcja się wykona. </text:span><text:span text:style-name="T25">Uwaga – nie ma możliwości uniknięcia wylosowanej czynności. </text:span></text:p>
      <text:p text:style-name="P11"><text:span text:style-name="T48">g</text:span>) tramwaj –<text:span text:style-name="T21"> pole umożliwiające przejście do wybranego przez siebie </text:span><text:span text:style-name="T26">innego </text:span><text:span text:style-name="T21">pola. </text:span><text:span text:style-name="T37">Uwaga – możemy iść tylko na </text:span><text:span text:style-name="T38">posiadane przez nas lub wolne pole przedmiotu</text:span><text:span text:style-name="T37">.</text:span></text:p>
      <text:p text:style-name="P12">h) zepsułeś komputer –<text:span text:style-name="T21"> pole, </text:span><text:span text:style-name="T27">które przenosi nas do pola naprawa komputera</text:span></text:p>
      <text:p text:style-name="P14"><text:span text:style-name="T78">i</text:span>) naprawa komputera – <text:span text:style-name="T28">jeśli staniemy na tym polu, musimy pozostać na nim przez 3 tury, </text:span><text:span text:style-name="T29">zanim będziemy mogli je opuścić. </text:span><text:span text:style-name="T30">Innym sposobem na opuszczenie tego pola jest oddanie 50 ECTS </text:span><text:span text:style-name="T31">lub wylosowanie na dwóch kostkach </text:span><text:span text:style-name="T39">dubletu.</text:span></text:p>
      <text:p text:style-name="P14"><text:span text:style-name="T78">j) praktyki – </text:span><text:span text:style-name="T40">są 2 takie pola. Aby się na nie zapisać, trzeba oddać przypisaną ilość punktów ECTS. Praktyk nie można </text:span><text:span text:style-name="T41">przejąć od kogoś </text:span><text:span text:style-name="T40">– kto pierwszy, ten lepszy. </text:span><text:span text:style-name="T31"><text:line-break/></text:span></text:p>
      <text:p text:style-name="P13"><text:span text:style-name="T53">5. </text:span><text:span text:style-name="T49"><text:s/></text:span><text:span text:style-name="T55">Co, jeśli staniemy na polu i nie stać nas na opłacenie akcji związanej z nim?</text:span></text:p>
      <text:p text:style-name="P18">W takiej sytuacji będziemy musieli <text:span text:style-name="T59">wypisać się z </text:span><text:span text:style-name="T63">co najmniej</text:span><text:span text:style-name="T59"> jednego przedmiotu – </text:span><text:span text:style-name="T62">tak, aby było stać przynajmniej na opłacenie akcji</text:span>. <text:span text:style-name="T56">Jeśli nie </text:span><text:span text:style-name="T57">jesteśmy zapisan</text:span><text:span text:style-name="T60">i</text:span><text:span text:style-name="T57"> na żad</text:span><text:span text:style-name="T61">en</text:span><text:span text:style-name="T57"> przedmiot, </text:span><text:span text:style-name="T58">przegrywamy i kończymy rozgrywkę. </text:span><text:span text:style-name="T59">Uwaga – </text:span><text:span text:style-name="T74">możemy to zrobić jedynie w sytuacji, w której jest to niezbędne </text:span><text:soft-page-break/><text:span text:style-name="T74">do kontynuowania rozgrywki. </text:span><text:span text:style-name="T75">Nie można tego zrobić na własne życzenie, np. w celu przejęcia zajętego przedmiotu.</text:span></text:p>
      <text:p text:style-name="P18"/>
      <text:p text:style-name="P19">Dobór nazw przedmiotów i ich pozycji na planszy jest losowy, niepokierowany naszymi preferencjami.</text:p>
      <text:p text:style-name="P18"/>
      <text:p text:style-name="P18"/>
      <text:p text:style-name="P9"><text:span text:style-name="T2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7:38:27.450129167</meta:creation-date>
    <dc:date>2020-12-04T20:11:48.106835208</dc:date>
    <meta:editing-duration>PT1H49M39S</meta:editing-duration>
    <meta:editing-cycles>102</meta:editing-cycles>
    <meta:generator>LibreOffice/6.4.6.2$Linux_X86_64 LibreOffice_project/40$Build-2</meta:generator>
    <meta:document-statistic meta:table-count="0" meta:image-count="0" meta:object-count="0" meta:page-count="2" meta:paragraph-count="22" meta:word-count="573" meta:character-count="3706" meta:non-whitespace-character-count="3121"/>
  </office:meta>
</office:document-meta>
</file>